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29f" officeooo:paragraph-rsid="0011129f"/>
    </style:style>
    <style:style style:name="P2" style:family="paragraph" style:parent-style-name="Standard">
      <style:text-properties officeooo:rsid="00147798" officeooo:paragraph-rsid="00147798"/>
    </style:style>
    <style:style style:name="P3" style:family="paragraph" style:parent-style-name="Standard">
      <style:text-properties officeooo:rsid="00167ed5" officeooo:paragraph-rsid="00167ed5"/>
    </style:style>
    <style:style style:name="P4" style:family="paragraph" style:parent-style-name="Standard">
      <style:text-properties officeooo:rsid="0018ebe7" officeooo:paragraph-rsid="0018ebe7"/>
    </style:style>
    <style:style style:name="P5" style:family="paragraph" style:parent-style-name="Standard">
      <style:text-properties officeooo:rsid="001c432d" officeooo:paragraph-rsid="001c432d"/>
    </style:style>
    <style:style style:name="P6" style:family="paragraph" style:parent-style-name="Standard">
      <style:text-properties officeooo:rsid="001dda3c" officeooo:paragraph-rsid="001dda3c"/>
    </style:style>
    <style:style style:name="P7" style:family="paragraph" style:parent-style-name="Standard">
      <style:text-properties style:text-underline-style="none" officeooo:rsid="001e1679" officeooo:paragraph-rsid="001e1679"/>
    </style:style>
    <style:style style:name="T1" style:family="text">
      <style:text-properties officeooo:rsid="00140bd6"/>
    </style:style>
    <style:style style:name="T2" style:family="text">
      <style:text-properties officeooo:rsid="00155988"/>
    </style:style>
    <style:style style:name="T3" style:family="text">
      <style:text-properties officeooo:rsid="00174a05"/>
    </style:style>
    <style:style style:name="T4" style:family="text">
      <style:text-properties officeooo:rsid="00188e3c"/>
    </style:style>
    <style:style style:name="T5" style:family="text">
      <style:text-properties officeooo:rsid="0018ebe7"/>
    </style:style>
    <style:style style:name="T6" style:family="text">
      <style:text-properties officeooo:rsid="0019e09b"/>
    </style:style>
    <style:style style:name="T7" style:family="text">
      <style:text-properties officeooo:rsid="001b773d"/>
    </style:style>
    <style:style style:name="T8" style:family="text">
      <style:text-properties officeooo:rsid="001c0a5b"/>
    </style:style>
    <style:style style:name="T9" style:family="text">
      <style:text-properties officeooo:rsid="001d1562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u idea fue la fabricación de automóviles sencillos y baratos, destinados al consumo de la clase media.</text:p>
      <text:p text:style-name="P1">Desarrolló la producción en serie a través de una cadena de montaje, <text:span text:style-name="T1">además, fue uno de los primeros en utilizar publicidad masiva e idear un sistema de concesionarios locales.</text:span></text:p>
      <text:p text:style-name="P1"/>
      <text:p text:style-name="P2">2. Persona que tiene su propia iniciativa para, a partir de una idea innovadora, sacar adelante un proyecto usando sus propios medios. <text:span text:style-name="T2">Asumiendo los riesgos y consecuencias que esto puede conllevar.</text:span></text:p>
      <text:p text:style-name="P3">No, no es lo mismo que un empresario.</text:p>
      <text:p text:style-name="P3">Tanto un funcionario como una persona que trabaje por cuenta ajena pueden actuar como emprendedores fundando su propio negocio, ya que en España la pluriactividad está permitida.</text:p>
      <text:p text:style-name="P2"/>
      <text:p text:style-name="P3">3. <text:span text:style-name="T3">Ventajas: autonomía y libertad de tiempo, </text:span><text:span text:style-name="T4">mayores ingresos y libertad económica (si tienes éxito), libertad geográfica, </text:span><text:span text:style-name="T5">tomas tus propias decisiones por el bien del negocio.</text:span></text:p>
      <text:p text:style-name="P4">Inconvenientes: <text:span text:style-name="T6">riesgo de pérdidas económicas </text:span><text:span text:style-name="T7">personales</text:span><text:span text:style-name="T6">, </text:span><text:span text:style-name="T7">mayor sacrificio personal en cuanto a tiempo destinado a la empresa, </text:span><text:span text:style-name="T8">mayor volumen de impuestos y cuotas, lidiar con los posibles conflictos o problemas que puedan surgir en la empresa.</text:span></text:p>
      <text:p text:style-name="P4"/>
      <text:p text:style-name="P5">4. <text:span text:style-name="T9">No tener éxito a la primera puede provocar que el empresario tienda a no asumir de nuevo el riesgo de intentarlo otra vez, sin embargo, siempre y cuando no haya pérdidas económicas importantes, se puede probar las veces que sea necesario si eso es lo que realmente se desea.</text:span></text:p>
      <text:p text:style-name="P5"/>
      <text:p text:style-name="P6">5. Yo diría que no ya que no me gustaría asumir ese riesgo, además de que no estaría preparado para llevar todo el papeleo que conlleva el manejo de una empresa.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David López Núñ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7:32.417000000</meta:creation-date>
    <dc:date>2024-09-26T11:07:40.071000000</dc:date>
    <meta:editing-duration>PT18M52S</meta:editing-duration>
    <meta:editing-cycles>1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0" meta:word-count="259" meta:character-count="1569" meta:non-whitespace-character-count="1320"/>
  </office:meta>
</office:document-meta>
</file>